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officeooo:rsid="001ad734" officeooo:paragraph-rsid="001ad734"/>
    </style:style>
    <style:style style:name="P2" style:family="paragraph" style:parent-style-name="Table_20_Contents">
      <style:text-properties officeooo:rsid="001ad734" officeooo:paragraph-rsid="001ad734"/>
    </style:style>
    <style:style style:name="P3" style:family="paragraph" style:parent-style-name="Text_20_body">
      <style:text-properties officeooo:rsid="001ad734" officeooo:paragraph-rsid="001ad734"/>
    </style:style>
    <style:style style:name="P4" style:family="paragraph" style:parent-style-name="Text_20_body">
      <style:text-properties officeooo:rsid="002057a5" officeooo:paragraph-rsid="002057a5"/>
    </style:style>
    <style:style style:name="P5" style:family="paragraph" style:parent-style-name="Title">
      <style:text-properties fo:font-size="18pt" style:font-size-asian="18pt" style:font-size-complex="18pt"/>
    </style:style>
    <style:style style:name="T1" style:family="text">
      <style:text-properties style:font-name="Liberation Sans" fo:font-weight="bold" officeooo:rsid="001ad734" style:font-name-asian="Noto Sans CJK SC" style:font-weight-asian="bold" style:font-name-complex="Lohit Devanagari1" style:font-weight-complex="bold"/>
    </style:style>
    <style:style style:name="T2" style:family="text">
      <style:text-properties officeooo:rsid="001ad734"/>
    </style:style>
    <style:style style:name="T3" style:family="text">
      <style:text-properties officeooo:rsid="001c7dfe"/>
    </style:style>
    <style:style style:name="T4" style:family="text">
      <style:text-properties officeooo:rsid="002057a5"/>
    </style:style>
    <style:style style:name="T5" style:family="text">
      <style:text-properties officeooo:rsid="0020e2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amen <text:span text:style-name="T2">L6GECSIG</text:span> – Groupe <text:span text:style-name="T4">7</text:span> – <text:span text:style-name="T1">13/03/2025</text:span></text:p>
      <text:h text:style-name="Heading_20_1" text:outline-level="1">Sujet</text:h>
      <text:p text:style-name="P1">Vous êtes stagaire dans une commune de votre choix (plutôt celle que vous avez déjà utilisée pendant les cours).</text:p>
      <text:p text:style-name="P1">Votre maître de stage cherche à vous tester en vous demandant un rapport écrit en .pdf (nom du fichier : votre prénom) avec analyses et copies d’écran d’un maximum de 3 pages.</text:p>
      <text:h text:style-name="Heading_20_2" text:outline-level="2">Exploration d’une donnée</text:h>
      <text:p text:style-name="P1">Le zonage ne suffit pas au niveau du PLUi, pouvez-vous indiquer une autre couche du PLUi qui permettrait d’avoir des données pour la renaturation ?</text:p>
      <text:p text:style-name="P1">Montrer son utilité et faites en une rapide cartographie.</text:p>
      <text:h text:style-name="Heading_20_2" text:outline-level="2">Construction d’un indicateur</text:h>
      <text:p text:style-name="P4">Les potentiels de renaturation sont définis ainsi :</text:p>
      <text:p text:style-name="P4"/>
      <text:p text:style-name="P3">Essayer d’en produire un shéma de traitement simplifié et de le mettre en application, <text:span text:style-name="T3">puis de faire une analyse rapide (une ou deux phrases).</text:span></text:p>
      <text:p text:style-name="Standard">Imaginez que vous chercher à convaincre <text:span text:style-name="T2">votre maître de stage que vous êtes le futur apprenti du service</text:span>, donc attention à votre style et à la présentation de vos <text:span text:style-name="T2">résulats</text:span> !</text:p>
      <text:p text:style-name="Standard"/>
      <text:h text:style-name="Heading_20_2" text:outline-level="2">Barêm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Élément</text:p>
          </table:table-cell>
          <table:table-cell table:style-name="Tableau1.A1" office:value-type="string">
            <text:p text:style-name="P2">barème</text:p>
          </table:table-cell>
        </table:table-row>
        <table:table-row>
          <table:table-cell table:style-name="Tableau1.A1" office:value-type="string">
            <text:p text:style-name="P2">Soin (nom du fichier, respect des 3 pages, lisibilité des copies d’écran, <text:span text:style-name="T3">présentation générale</text:span>) </text:p>
          </table:table-cell>
          <table:table-cell table:style-name="Tableau1.A1" office:value-type="string">
            <text:p text:style-name="P2">4</text:p>
          </table:table-cell>
        </table:table-row>
        <table:table-row>
          <table:table-cell table:style-name="Tableau1.A1" office:value-type="string">
            <text:p text:style-name="P2">Question 1 <text:span text:style-name="T5">(choix couche / cartographie / analyse)</text:span></text:p>
          </table:table-cell>
          <table:table-cell table:style-name="Tableau1.A1" office:value-type="string">
            <text:p text:style-name="P2">3</text:p>
          </table:table-cell>
        </table:table-row>
        <table:table-row>
          <table:table-cell table:style-name="Tableau1.A1" office:value-type="string">
            <text:p text:style-name="P2">uestion 2 <text:span text:style-name="T5">(shéma de traitement / mise en application / analyse)</text:span>Q</text:p>
          </table:table-cell>
          <table:table-cell table:style-name="Tableau1.A1" office:value-type="string">
            <text:p text:style-name="P2">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8T11:24:16.973000000</meta:creation-date>
    <meta:generator>LibreOffice/7.6.0.3$Windows_X86_64 LibreOffice_project/69edd8b8ebc41d00b4de3915dc82f8f0fc3b6265</meta:generator>
    <meta:editing-duration>PT55M25S</meta:editing-duration>
    <meta:editing-cycles>7</meta:editing-cycles>
    <dc:date>2025-03-11T22:22:08.519000000</dc:date>
    <meta:document-statistic meta:table-count="1" meta:image-count="0" meta:object-count="0" meta:page-count="1" meta:paragraph-count="20" meta:word-count="199" meta:character-count="1186" meta:non-whitespace-character-count="1004"/>
  </office:meta>
</office:document-meta>
</file>